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84e38" officeooo:paragraph-rsid="00184e38" style:font-weight-asian="bold" style:font-weight-complex="bold"/>
    </style:style>
    <style:style style:name="P7" style:family="paragraph" style:parent-style-name="Standard">
      <style:text-properties style:text-underline-style="none" fo:font-weight="bold" officeooo:rsid="001b5bc0" officeooo:paragraph-rsid="001b5bc0" style:font-weight-asian="bold" style:font-weight-complex="bold"/>
    </style:style>
    <style:style style:name="P8" style:family="paragraph" style:parent-style-name="Standard">
      <style:text-properties style:text-underline-style="none" fo:font-weight="bold" officeooo:rsid="001b5bc0" officeooo:paragraph-rsid="00222c66" style:font-weight-asian="bold" style:font-weight-complex="bold"/>
    </style:style>
    <style:style style:name="P9" style:family="paragraph" style:parent-style-name="Standard">
      <style:text-properties style:text-underline-style="none" fo:font-weight="bold" officeooo:rsid="001fd0af" officeooo:paragraph-rsid="001fd0af" style:font-weight-asian="bold" style:font-weight-complex="bold"/>
    </style:style>
    <style:style style:name="P10" style:family="paragraph" style:parent-style-name="Standard">
      <style:text-properties style:text-underline-style="none" fo:font-weight="bold" officeooo:rsid="0022d4ad" officeooo:paragraph-rsid="0022d4ad" style:font-weight-asian="bold" style:font-weight-complex="bold"/>
    </style:style>
    <style:style style:name="P11" style:family="paragraph" style:parent-style-name="Standard">
      <style:text-properties style:text-underline-style="none" fo:font-weight="bold" officeooo:rsid="0022d4ad" officeooo:paragraph-rsid="0028f735" style:font-weight-asian="bold" style:font-weight-complex="bold"/>
    </style:style>
    <style:style style:name="P12" style:family="paragraph" style:parent-style-name="Standard">
      <style:text-properties style:text-underline-style="none" fo:font-weight="bold" officeooo:rsid="0022d4ad" officeooo:paragraph-rsid="002ac14a" style:font-weight-asian="bold" style:font-weight-complex="bold"/>
    </style:style>
    <style:style style:name="P13" style:family="paragraph" style:parent-style-name="Standard">
      <style:text-properties style:text-underline-style="none" fo:font-weight="bold" officeooo:rsid="0022d4ad" officeooo:paragraph-rsid="0039f29b" style:font-weight-asian="bold" style:font-weight-complex="bold"/>
    </style:style>
    <style:style style:name="P14" style:family="paragraph" style:parent-style-name="Standard">
      <style:text-properties style:text-underline-style="none" fo:font-weight="bold" officeooo:rsid="0022d4ad" officeooo:paragraph-rsid="0041aa84" style:font-weight-asian="bold" style:font-weight-complex="bold"/>
    </style:style>
    <style:style style:name="P15" style:family="paragraph" style:parent-style-name="Standard">
      <style:text-properties style:text-underline-style="none" fo:font-weight="bold" officeooo:rsid="0022d4ad" officeooo:paragraph-rsid="0044c6e9" style:font-weight-asian="bold" style:font-weight-complex="bold"/>
    </style:style>
    <style:style style:name="P16" style:family="paragraph" style:parent-style-name="Standard">
      <style:text-properties style:text-underline-style="none" fo:font-weight="bold" officeooo:rsid="001469fa" officeooo:paragraph-rsid="001469fa" style:font-weight-asian="bold" style:font-weight-complex="bold"/>
    </style:style>
    <style:style style:name="P17" style:family="paragraph" style:parent-style-name="Standard">
      <style:text-properties style:text-underline-style="none" fo:font-weight="bold" officeooo:rsid="003c0524" officeooo:paragraph-rsid="003e006b" style:font-weight-asian="bold" style:font-weight-complex="bold"/>
    </style:style>
    <style:style style:name="P18" style:family="paragraph" style:parent-style-name="Standard">
      <style:text-properties style:text-underline-style="none" fo:font-weight="bold" officeooo:rsid="004d84c2" officeooo:paragraph-rsid="004d84c2" style:font-weight-asian="bold" style:font-weight-complex="bold"/>
    </style:style>
    <style:style style:name="P19" style:family="paragraph" style:parent-style-name="Standard">
      <style:text-properties style:text-underline-style="none" fo:font-weight="bold" officeooo:rsid="00517ba3" officeooo:paragraph-rsid="00517ba3" style:font-weight-asian="bold" style:font-weight-complex="bold"/>
    </style:style>
    <style:style style:name="P20" style:family="paragraph" style:parent-style-name="Standard">
      <style:text-properties style:text-underline-style="none" fo:font-weight="bold" officeooo:rsid="0054ef80" officeooo:paragraph-rsid="0055fa07" style:font-weight-asian="bold" style:font-weight-complex="bold"/>
    </style:style>
    <style:style style:name="P21" style:family="paragraph" style:parent-style-name="Standard">
      <style:text-properties style:text-underline-style="none" fo:font-weight="bold" officeooo:rsid="0055ddca" officeooo:paragraph-rsid="0055ddca" style:font-weight-asian="bold" style:font-weight-complex="bold"/>
    </style:style>
    <style:style style:name="P22"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3"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24"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5" style:family="paragraph" style:parent-style-name="Standard">
      <style:text-properties fo:color="#000000" style:text-underline-style="none" fo:font-weight="bold" officeooo:rsid="002ac14a" officeooo:paragraph-rsid="002ac14a" style:font-weight-asian="bold" style:font-weight-complex="bold"/>
    </style:style>
    <style:style style:name="P26" style:family="paragraph" style:parent-style-name="Standard">
      <style:text-properties fo:color="#000000" style:text-underline-style="none" fo:font-weight="bold" officeooo:rsid="006847dd" officeooo:paragraph-rsid="006847dd" style:font-weight-asian="bold" style:font-weight-complex="bold"/>
    </style:style>
    <style:style style:name="P27" style:family="paragraph" style:parent-style-name="Standard">
      <style:text-properties fo:color="#000000" style:text-underline-style="none" fo:font-weight="bold" officeooo:rsid="006b995c" officeooo:paragraph-rsid="006b995c" style:font-weight-asian="bold" style:font-weight-complex="bold"/>
    </style:style>
    <style:style style:name="P28" style:family="paragraph" style:parent-style-name="Standard">
      <style:text-properties fo:color="#000000" style:text-underline-style="none" fo:font-weight="bold" officeooo:rsid="006bde9d" officeooo:paragraph-rsid="006bde9d" style:font-weight-asian="bold" style:font-weight-complex="bold"/>
    </style:style>
    <style:style style:name="P29" style:family="paragraph" style:parent-style-name="Standard">
      <style:text-properties fo:color="#000000" style:text-underline-style="none" fo:font-weight="bold" officeooo:rsid="006d9ec1" officeooo:paragraph-rsid="006d9ec1" style:font-weight-asian="bold" style:font-weight-complex="bold"/>
    </style:style>
    <style:style style:name="P30" style:family="paragraph" style:parent-style-name="Standard">
      <style:text-properties style:text-underline-style="none" fo:font-weight="normal" officeooo:rsid="00097827" officeooo:paragraph-rsid="005daab2" style:font-weight-asian="normal" style:font-weight-complex="normal"/>
    </style:style>
    <style:style style:name="P31" style:family="paragraph" style:parent-style-name="Standard">
      <style:text-properties style:text-underline-style="none" fo:font-weight="bold" officeooo:rsid="00097827" officeooo:paragraph-rsid="00097827"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style:style>
    <style:style style:name="T6" style:family="text">
      <style:text-properties fo:color="#000000" officeooo:rsid="002ac14a"/>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2eefab"/>
    </style:style>
    <style:style style:name="T10" style:family="text">
      <style:text-properties fo:color="#000000" style:text-position="super 58%" officeooo:rsid="0044c6e9"/>
    </style:style>
    <style:style style:name="T11" style:family="text">
      <style:text-properties fo:color="#000000" style:text-position="0% 100%" officeooo:rsid="002eefab"/>
    </style:style>
    <style:style style:name="T12" style:family="text">
      <style:text-properties fo:color="#000000" style:text-position="0% 100%" officeooo:rsid="0030c543"/>
    </style:style>
    <style:style style:name="T13" style:family="text">
      <style:text-properties fo:color="#000000" style:text-position="0% 100%" officeooo:rsid="003430bf"/>
    </style:style>
    <style:style style:name="T14" style:family="text">
      <style:text-properties fo:color="#000000" style:text-position="0% 100%" officeooo:rsid="00362042"/>
    </style:style>
    <style:style style:name="T15" style:family="text">
      <style:text-properties fo:color="#000000" style:text-position="0% 100%" officeooo:rsid="0040fb00"/>
    </style:style>
    <style:style style:name="T16" style:family="text">
      <style:text-properties fo:color="#000000" style:text-position="0% 100%" officeooo:rsid="0041aa84"/>
    </style:style>
    <style:style style:name="T17" style:family="text">
      <style:text-properties fo:color="#000000" style:text-position="0% 100%" officeooo:rsid="0042e0b7"/>
    </style:style>
    <style:style style:name="T18" style:family="text">
      <style:text-properties fo:color="#000000" style:text-position="0% 100%" officeooo:rsid="00438e35"/>
    </style:style>
    <style:style style:name="T19" style:family="text">
      <style:text-properties fo:color="#000000" style:text-position="0% 100%" officeooo:rsid="0044c6e9"/>
    </style:style>
    <style:style style:name="T20" style:family="text">
      <style:text-properties fo:color="#000000" style:text-position="0% 100%" officeooo:rsid="004b13f1"/>
    </style:style>
    <style:style style:name="T21" style:family="text">
      <style:text-properties fo:color="#000000" style:text-position="0% 100%" officeooo:rsid="004cb92e"/>
    </style:style>
    <style:style style:name="T22" style:family="text">
      <style:text-properties officeooo:rsid="003e006b"/>
    </style:style>
    <style:style style:name="T23" style:family="text">
      <style:text-properties officeooo:rsid="004d84c2"/>
    </style:style>
    <style:style style:name="T24" style:family="text">
      <style:text-properties officeooo:rsid="004e5f94"/>
    </style:style>
    <style:style style:name="T25" style:family="text">
      <style:text-properties officeooo:rsid="0051c1cb"/>
    </style:style>
    <style:style style:name="T26" style:family="text">
      <style:text-properties officeooo:rsid="0055fa07"/>
    </style:style>
    <style:style style:name="T27" style:family="text">
      <style:text-properties officeooo:rsid="005eb934"/>
    </style:style>
    <style:style style:name="T28" style:family="text">
      <style:text-properties officeooo:rsid="0062e092"/>
    </style:style>
    <style:style style:name="T29" style:family="text">
      <style:text-properties officeooo:rsid="006b99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数据聚类可视化分析工具</text:p>
      <text:p text:style-name="P1"/>
      <text:p text:style-name="P2">摘要</text:p>
      <text:p text:style-name="P2">关键字</text:p>
      <text:p text:style-name="P1">聚类、可视化，降维</text:p>
      <text:p text:style-name="P3">引言</text:p>
      <text:p text:style-name="P30"><text:tab/>数据分析人员经常想要了解数据之间的联系或者挖掘数据内的结构，</text:p>
      <text:p text:style-name="P30">聚类在许多学科中存在</text:p>
      <text:p text:style-name="P30">物以类聚，人以群分</text:p>
      <text:p text:style-name="P30"><text:tab/>聚类是基于数据之间的相似性或者按照距离远近，将更相似的或者离得比较近的数据聚合在一起，最终使整个数据集被划分成互不相交的几个集合，在每个集合中的数据要比集合之间的数据更要相似，数据分析人员通过聚类这一简单的操作，可以找出数据中隐藏的某种结构，<text:span text:style-name="T27">${聚类的好处}。然而，聚类往往不是运行一遍算法那样简单，数据分析人员不光要选择适合的算法，还需要时刻了解聚类结果，并对结果比对，找到合适的聚类方案。这个过程简单地看来就像做实验，不断的尝试新的参数，验证猜想，但是，聚类结果的好坏并不能通过数据直接反映出来，这时候，我们经常采用的一种方法就是可视化技术。可视化技术可以将信息用颜色和图形元素编码在视觉上表达出来，使数据分析人员非常容易解读数据，发现数据分布的特点，找到数据内的结构特征。</text:span></text:p>
      <text:p text:style-name="P30"><text:tab/>目前，已经有许多优秀的数据可视化工具，比如有需要依赖某种编程语言可视化的<text:span text:style-name="T28">Matlab，R和python，也有可以直接导入数据可视化的WebDataRocks和Goole Charts，这些工具可以有效的可视化信息，满足我们大部分需求。尽管这些强大的工具可以聚类和可视化，但是并未针对聚类可视化做优化，并不具有使数据分析人员快速聚类并可视化分析的功能。我们希望数据分析人员在聚类可视化分析中，能够快速的聚类数据、清晰到观察聚类结果，在交互式操作中，可以轻松获取数据的特征和结构等信息，为此，我开发了本工具。工具在快速聚类、可视化、交互和数据统计四个方面进行了设计，引入了excel表格来显示原生数据、散点图和热图来显示聚类结果、直方图和Table来显示统计的数据，加入了brushing and linking技术来提高用户的交互分析数据的体验。</text:span></text:p>
      <text:p text:style-name="P3">相关工作</text:p>
      <text:p text:style-name="P3"/>
      <text:p text:style-name="P3">工具的设计</text:p>
      <text:p text:style-name="P3"><text:tab/>本工具致力于为数据分析人员在聚类可视化方面提供可交互式<text:span text:style-name="T23">、便于使用、界面友好、高效的体验，减少数据分析人员的工作量，提高工作效率。</text:span></text:p>
      <text:p text:style-name="P3">设计理念</text:p>
      <text:p text:style-name="P18">1. 显示簇之间的差异 聚类有助于基于相似性来分组数据点<text:span text:style-name="T24">，使用户在减少认知负荷的同时发现数据中显著的结构。然而，在簇中各个数据点之间差异丢失了。Clustrophile有着协调的视图-表格、投影和聚类，有利于探索不同粒度数据点间的差异。投影视图负责将通过维度缩减，缩减到二维的数据可视化到散点图中，从而提供高维数据点之间相似性的连续空间视图。</text:span></text:p>
      <text:p text:style-name="P19">2. 快速调参聚类 聚类分析是一个不断调参的过程<text:span text:style-name="T25">，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用户想快速调参的需求，并将据聚类过程中用到的各个参数的设置接口，直观的呈现在界面上，让用户像点击鼠标那样简单而轻松的完成聚类过程。</text:span></text:p>
      <text:p text:style-name="P20">3. 直观的视觉编码 作为一款可视化工具，能够简单有效的用颜色编码信息是必不可少的<text:span text:style-name="T26">，优秀的颜色搭配方案能</text:span>提供给用户简单明了的视觉感受<text:span text:style-name="T26">，让用户可以直观地观察到并理解要表达的信息，本工具中，散点图和聚类热图作为聚类信息的输出窗口，需要用不同的颜色来标记不同的簇，所以颜色搭配上要协调不突兀、且颜色变化能明显区分簇，保证向用户传递的信息一目了然。</text:span></text:p>
      <text:p text:style-name="P21">4. 完整的功能 </text:p>
      <text:p text:style-name="P3"/>
      <text:p text:style-name="P3">视图</text:p>
      <text:p text:style-name="P3"><text:tab/>为了使数据分析人员对数据更好的完成聚类工作，本工具提供了以下几个视图接口。</text:p>
      <text:p text:style-name="P4"><text:soft-page-break/>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1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17">5. 编辑视图。编辑视图既是表格的一部分，也是表格与散点图数据联动的接口。在此视图中有两种编辑数据的方式，分别是正常模式和区间模式，正常模式中用户可以赋予数据一个新的精确值，并在散点图上观察到一条直线表示的数据变化；区间模式中，用户需要设定两个值，k值和c值来设定一个区间，假设当前值为<text:span text:style-name="T22">v，这个值所在的那列特征值的标准差为t，那</text:span>这个区间表示为<text:span text:style-name="T22">[v-kt, v+kt]，并以步长c在区间上取值，绘制到散点图上的一条直线上，来显示该点的变化。</text:span></text:p>
      <text:p text:style-name="P6"/>
      <text:p text:style-name="P6">交互</text:p>
      <text:p text:style-name="P6">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9">2. 行的添加与删除。用户在聚类过程中可以添加新的数据点，也可以将觉得不重要的数据点删除掉。</text:p>
      <text:p text:style-name="P7"><text:span text:style-name="T3">3</text:span>. <text:s/>数据的过滤。用户可以选择多种过滤数据过滤方式，包括相等、包含、不包含、不相等、开始于和结束于，且支持“与”和“或”操作，可以快速的将目标数据呈现出来，供用户编辑。</text:p>
      <text:p text:style-name="P8"><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text:p>
      <text:p text:style-name="P10">5. 数据的保存。数据支持多种导出方式，包括csv格式文件、pdf文件和excel格式文件。</text:p>
      <text:p text:style-name="P10"/>
      <text:p text:style-name="P10">降维</text:p>
      <text:p text:style-name="P11"><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2"><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6">Classical Multidimensional Scaling（CMDS），non – 多维数字缩放（MDS），Isomap，局部线性嵌入（LLE）和t分布随机邻域嵌入（t-S</text:span><text:span text:style-name="T5">NE）。其中，</text:span><text:span text:style-name="T7">PCA算法在机器学习中经常被使用，所以，在设计本工具时，我选用了PCA算法用作数据的降维，PCA将高维空间</text:span><text:soft-page-break/><text:span text:style-name="T7">中的数据线性变换到低维空间，低维空间中的坐标为方差最大的几个主成分。为了在二维平面上可视化数据，我们需要通过</text:span><text:span text:style-name="T8">PCA找到数据中方差最大的两个主成分e</text:span><text:span text:style-name="T9">0</text:span><text:span text:style-name="T11">和e</text:span><text:span text:style-name="T9">1</text:span><text:span text:style-name="T11">，并将数据线性变换到二维空间显示在散点图上。虽然可以有效的降维数据，但是</text:span><text:span text:style-name="T12">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22"/>
      <text:p text:style-name="P22">前向投影</text:p>
      <text:p text:style-name="P14"><text:span text:style-name="T12"><text:tab/>前向投影是实现交互功能的技术之一，当用户在编辑视图中尝试修改数据时，该数据点所发生的变化，包括</text:span><text:span text:style-name="T15">移动方向和距离大小，会清晰的的</text:span><text:span text:style-name="T12">在散点图上</text:span><text:span text:style-name="T15">呈现给用户，使用户在与数据的交互中，了解所修改数据的特征与聚类后各个簇的关系，所修改数据的大小与数据点移动距离的关系</text:span><text:span text:style-name="T12">。</text:span></text:p>
      <text:p text:style-name="P14"><text:span text:style-name="T12"><text:tab/>前向投影技术的实现离不开out-of-sample extension</text:span><text:span text:style-name="T16">[ ]，</text:span><text:span text:style-name="T12">借助于out-of-sample extension，</text:span><text:span text:style-name="T17">PCA和MDS算法可以将已有的计算结果，直接应用到新的数据点，并将新数据点投影到低维空间，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15"><text:span text:style-name="T17"><text:tab/>由于</text:span><text:span text:style-name="T18">PCA和MDS算法的计算原理不同，</text:span><text:span text:style-name="T17">Out-</text:span><text:span text:style-name="T18">of-sample extension在实施时，有不同的实现方法。在PCA中，y为新数据点x在低维空间的投影坐标，则y </text:span><text:span text:style-name="T19">= x[e</text:span><text:span text:style-name="T10">0</text:span><text:span text:style-name="T19"> e</text:span><text:span text:style-name="T10">1</text:span><text:span text:style-name="T19">]，其中[e</text:span><text:span text:style-name="T10">0</text:span><text:span text:style-name="T19"> e</text:span><text:span text:style-name="T10">1</text:span><text:span text:style-name="T19">]是我们已经计算好的主成分组成的向量。在MDS中，</text:span></text:p>
      <text:p text:style-name="P23"/>
      <text:p text:style-name="P23"/>
      <text:p text:style-name="P22">视觉编码</text:p>
      <text:p text:style-name="P12"><text:span text:style-name="T12"><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20">HSV和黄金比例来生成协调且对比鲜明的颜色搭配方案。</text:span></text:p>
      <text:p text:style-name="P24"><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2"><text:span text:style-name="T20">接下来</text:span><text:span text:style-name="T21">，我们的目标是让颜色互相之间离得不那么近，以便人眼可以更直观的观察到颜色差异，使颜色分配的比较均匀的一种方法是使用黄金分割比例。</text:span></text:p>
      <text:p text:style-name="P22">性能</text:p>
      <text:p text:style-name="P22"/>
      <text:p text:style-name="P22">数据报告</text:p>
      <text:p text:style-name="P22"/>
      <text:p text:style-name="P22">取样</text:p>
      <text:p text:style-name="P22"/>
      <text:p text:style-name="P22">系统信息</text:p>
      <text:p text:style-name="P13"><text:span text:style-name="T12"><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3">js[1]、</text:span><text:span text:style-name="T14">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25"><text:tab/></text:p>
      <text:p text:style-name="P26">引用</text:p>
      <text:p text:style-name="P26"><text:soft-page-break/><text:span text:style-name="T29">[1] </text:span>J. Seo and B. Shneiderman. Interactively exploring hierarchical clustering</text:p>
      <text:p text:style-name="P26">results [gene identification]. Computer, 35(7):80–86, jul 2002.</text:p>
      <text:p text:style-name="P26">The Hierarchical Clustering Explorer (HCE) [34] is an early and</text:p>
      <text:p text:style-name="P26">comprehensive example of interactive visualization tools for exploring</text:p>
      <text:p text:style-name="P26">clusterings. HCE supports the exploration of hierarchical clusterings of</text:p>
      <text:p text:style-name="P26">gene expression datasets through dendrograms (hierarchical clustering</text:p>
      <text:p text:style-name="P26">trees) stacked up with heatmap visualizations</text:p>
      <text:p text:style-name="P26"/>
      <text:p text:style-name="P27">[2] N. Cao, D. Gotz, J. Sun, and H. Qu. Dicon: Interactive visual analysis</text:p>
      <text:p text:style-name="P27">of multidimensional clusters. IEEE Transactions on Visualization and</text:p>
      <text:p text:style-name="P27">Computer Graphics, 17(12):2581–2590, Dec 2011.</text:p>
      <text:p text:style-name="P27">[3] A. Lex, M. Streit, C. Partl, K. Kashofer, and D. Schmalstieg. Comparative</text:p>
      <text:p text:style-name="P27">analysis of multidimensional, quantitative data. IEEE Trans. Visual. Com-</text:p>
      <text:p text:style-name="P27">put. Graphics, 16(6):1027–1035, nov 2010. doi: 10.1109/tvcg.2010.138</text:p>
      <text:p text:style-name="P28">[4] S. L’Yi, B. Ko, D. Shin, Y.-J. Cho, J. Lee, B. Kim, and J. Seo. XCluSim: a</text:p>
      <text:p text:style-name="P28">visual analytics tool for interactively comparing multiple clustering results</text:p>
      <text:p text:style-name="P28">of bioinformatics data. BMC Bioinformatics, 16(11):1–15, 2015.</text:p>
      <text:p text:style-name="P28">[5] A. Pilhofer, A. Gribov, and A. Unwin. Comparing clusterings using bertin’s</text:p>
      <text:p text:style-name="P28">idea. IEEE Trans. Visual. Comput. Graphics, 18(12):2506–2515, dec 2012.</text:p>
      <text:p text:style-name="P28">[6] J. Seo and B. Shneiderman. Interactively exploring hierarchical clustering</text:p>
      <text:p text:style-name="P28">results [gene identification]. Computer, 35(7):80–86, jul 2002.</text:p>
      <text:p text:style-name="P28">Earlier research has also introduced clustering comparison techniques</text:p>
      <text:p text:style-name="P28">in interactive systems</text:p>
      <text:p text:style-name="P28"/>
      <text:p text:style-name="P28">[7] N. Cao, D. Gotz, J. Sun, and H. Qu. Dicon: Interactive visual analysis</text:p>
      <text:p text:style-name="P28">of multidimensional clusters. IEEE Transactions on Visualization and</text:p>
      <text:p text:style-name="P28">Computer Graphics, 17(12):2581–2590, Dec 2011.</text:p>
      <text:p text:style-name="P28">DICON <text:s/>encodes statistical</text:p>
      <text:p text:style-name="P28">properties of clustering instances as icons and embeds them in a 2D</text:p>
      <text:p text:style-name="P28">plane through multidimensional scaling</text:p>
      <text:p text:style-name="P28"/>
      <text:p text:style-name="P28">[8] A. Pilhofer, A. Gribov, and A. Unwin. Comparing clusterings using bertin’s</text:p>
      <text:p text:style-name="P28">idea. IEEE Trans. Visual. Comput. Graphics, 18(12):2506–2515, dec 2012.</text:p>
      <text:p text:style-name="P28">Pilhofer et al. propose a</text:p>
      <text:p text:style-name="P28">method for reordering categorical variables to align with each other, thus</text:p>
      <text:p text:style-name="P28">augmenting the visual comparison of clusterings.</text:p>
      <text:p text:style-name="P28"/>
      <text:p text:style-name="P28">[9] J. Zhou, S. Konecni, and G. Grinstein. Visually comparing multiple</text:p>
      <text:p text:style-name="P28">partitions of data with applications to clustering. In Visualization and Data</text:p>
      <text:p text:style-name="P28">Analysis 2009, vol. 7243, p. 72430J. International Society for Optics and</text:p>
      <text:p text:style-name="P28">Photonics, 2009.</text:p>
      <text:p text:style-name="P28">[10] A. Lex, M. Streit, H.-J. Schulz, C. Partl, D. Schmalstieg, P. J. Park, and</text:p>
      <text:p text:style-name="P28">N. Gehlenborg. Stratomex: Visual analysis of large-scale heterogeneous</text:p>
      <text:p text:style-name="P28">genomics data for cancer subtype characterization. In Computer graphics</text:p>
      <text:p text:style-name="P28">forum, vol. 31, pp. 1175–1184. Wiley Online Library, 2012.</text:p>
      <text:p text:style-name="P28">To that end, HCE [34], CComViz [46], Matchmaker [20],</text:p>
      <text:p text:style-name="P28">StratomeX [21] and XCluSim [23] all encode changes across clusterings</text:p>
      <text:p text:style-name="P28">of dimensions essentially by tracing them with bundled lines or ribbons.</text:p>
      <text:p text:style-name="P28"/>
      <text:p text:style-name="P29">[11] E. J. Nam, Y. Han, K. Mueller, A. Zelenyuk, and D. Imre. Cluster Sculptor:</text:p>
      <text:p text:style-name="P29">A visual analytics tool for high-dimensional data. In Proc. IEEE VAST’07,</text:p>
      <text:p text:style-name="P29">2007.</text:p>
      <text:p text:style-name="P29"><text:soft-page-break/>[12] P. Bruneau, P. Pinheiro, B. Broeksema, and B. Otjacques. Cluster sculptor,</text:p>
      <text:p text:style-name="P29">an interactive visual clustering system. Neurocomputing, 150:627–644,</text:p>
      <text:p text:style-name="P29">2015. doi: 10.1016/j.neucom.2014.09.062</text:p>
      <text:p text:style-name="P29">ClusterSculp-</text:p>
      <text:p text:style-name="P29">tor [27] and Cluster Sculptor [4] enable users to supervise clustering</text:p>
      <text:p text:style-name="P29">processes</text:p>
      <text:p text:style-name="P29"/>
      <text:p text:style-name="P29">[13] T. Schreck, J. Bernard, T. von Landesberger, and J. Kohlhammer.</text:p>
      <text:p text:style-name="P29">Visual cluster analysis of trajectory data with interactive kohonen maps.</text:p>
      <text:p text:style-name="P29">Information Visualization, 8(1):14–29, 2009.</text:p>
      <text:p text:style-name="P29">Schreck et al. [33] propose using user feedback to bootstrap</text:p>
      <text:p text:style-name="P29">the similarity evaluation in data space (trajectories, in this case) and then</text:p>
      <text:p text:style-name="P29">apply the clustering algorithm</text:p>
      <text:p text:style-name="P29"/>
      <text:p text:style-name="P29">[14] M. Streit, S. Gratzl, M. Gillhofer, A. Mayr, A. Mitterecker, and</text:p>
      <text:p text:style-name="P29">S. Hochreiter. Furby: fuzzy force-directed bicluster visualization. BMC</text:p>
      <text:p text:style-name="P29">bioinformatics, 15(6):S4, 2014.</text:p>
      <text:p text:style-name="P29">FURBY [37] lets users refine or improve</text:p>
      <text:p text:style-name="P29">fuzzy clusterings by choosing a threshold, transforming fuzzy clusters</text:p>
      <text:p text:style-name="P29">into discrete ones.</text:p>
      <text:p text:style-name="P29"/>
      <text:p text:style-name="P29">[15] D. Sacha, M. Kraus, J. Bernard, M. Behrisch, T. Schreck, Y. Asano,</text:p>
      <text:p text:style-name="P29">and D. A. Keim. Somflow: Guided exploratory cluster analysis with</text:p>
      <text:p text:style-name="P29">self-organizing maps and analytic provenance. IEEE Transactions on</text:p>
      <text:p text:style-name="P29">Visualization and Computer Graphics, 24(1):120–130, 2018.</text:p>
      <text:p text:style-name="P29">Sacha et al. [32] introduce a system for crime analysis</text:p>
      <text:p text:style-name="P29">where users can iteratively assign desired weights to data dimensions.</text:p>
      <text:p text:style-name="P29"/>
      <text:p text:style-name="P29">[16] T. Metsalu and J. Vilo. Clustvis: a web tool for visualizing clustering of</text:p>
      <text:p text:style-name="P29">multivariate data using principal component analysis and heatmap. Nucleic</text:p>
      <text:p text:style-name="P29">acids research, 43(W1):W566–W570, 2015.</text:p>
      <text:p text:style-name="P29">ClustVis [26] uses both PCA and clustering heatmaps but in isolation</text:p>
      <text:p text:style-name="P29">without interaction or coordination.</text:p>
      <text:p text:style-name="P28"/>
      <text:p text:style-name="P28"/>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06T20:33:02.538082196</dc:date>
    <meta:editing-duration>PT6H50M4S</meta:editing-duration>
    <meta:editing-cycles>6</meta:editing-cycles>
    <meta:generator>LibreOffice/6.1.5.2$Linux_X86_64 LibreOffice_project/10$Build-2</meta:generator>
    <meta:document-statistic meta:table-count="0" meta:image-count="0" meta:object-count="0" meta:page-count="5" meta:paragraph-count="125" meta:word-count="5034" meta:character-count="9316" meta:non-whitespace-character-count="8693"/>
  </office:meta>
</office:document-meta>
</file>